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.25in" fo:margin-right="0in" fo:margin-top="0in" fo:margin-bottom="0.111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.111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left="0.25in" fo:margin-right="0in" fo:margin-top="0in" fo:margin-bottom="0.111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cfc9dd9-7fff-3457-60f9-8124f4bda0bf"/>2. Write Pig Latin scripts for Olympic Athletes and Hosts Datasets.</text:p>
      <text:p text:style-name="Text_20_body"/>
      <text:p text:style-name="P6">athletes = LOAD 'olympic_athletes.csv' USING PigStorage(',') AS (athlete_url: chararray, athlete_full_name: chararray, games_participations: int, first_game: chararray, athlete_year_birth: float, athlete_medals: chararray, bio: chararray);</text:p>
      <text:p text:style-name="Text_20_body"/>
      <text:p text:style-name="P6">hosts = LOAD 'olympic_hosts.csv' USING PigStorage(',') AS (game_slug: chararray, game_end_date: chararray, game_start_date: chararray, game_location: chararray, game_name: chararray, game_season: chararray, game_year: int);</text:p>
      <text:p text:style-name="P6">DESCRIBE athletes;</text:p>
      <text:p text:style-name="P6">DESCRIBE hosts;</text:p>
      <text:p text:style-name="Text_20_body"/>
      <text:list text:style-name="L2">
        <text:list-item>
          <text:p text:style-name="P3">Filter athletes participated in the “Tokyo 2020” games. </text:p>
        </text:list-item>
      </text:list>
      <text:p text:style-name="P6">tokyo_2020_athletes = FILTER athletes BY first_game == ‘Tokyo 2020’;</text:p>
      <text:p text:style-name="P6">DUMP tokyo_2020_athletes;</text:p>
      <text:p text:style-name="Text_20_body"/>
      <text:list text:style-name="L3">
        <text:list-item>
          <text:p text:style-name="P4">Filter the games held in “China”. </text:p>
        </text:list-item>
      </text:list>
      <text:p text:style-name="P6">games_in_china = FILTER hosts BY game_location == 'China';</text:p>
      <text:p text:style-name="P6">DUMP games_in_china;</text:p>
      <text:p text:style-name="Text_20_body"/>
      <text:list text:style-name="L4">
        <text:list-item>
          <text:p text:style-name="P5">Group games by season and count the number of games in each session. </text:p>
        </text:list-item>
      </text:list>
      <text:p text:style-name="P6">grouped_by_season = GROUP hosts BY game_season;</text:p>
      <text:p text:style-name="P6">counted_by_season = FOREACH grouped_by_season GENERATE group AS game_season, COUNT(hosts) AS num_games;</text:p>
      <text:p text:style-name="P6">DUMP counted_by_season;</text:p>
      <text:p text:style-name="Text_20_body"/>
      <text:p text:style-name="P1">d. Filter games that occurred after the year 2000. </text:p>
      <text:p text:style-name="P6">games_after_2000 = FILTER hosts BY game_year &gt; 2000;</text:p>
      <text:p text:style-name="P6">DUMP games_after_2000;</text:p>
      <text:p text:style-name="Text_20_body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3:33.174879582</meta:creation-date>
    <dc:date>2025-02-03T09:25:09.013115639</dc:date>
    <meta:editing-duration>PT1M3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146" meta:character-count="1198" meta:non-whitespace-character-count="1067"/>
  </office:meta>
</office:document-meta>
</file>